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049in" style:rel-column-width="9839*"/>
    </style:style>
    <style:style style:name="Table1.B" style:family="table-column">
      <style:table-column-properties style:column-width="0.9313in" style:rel-column-width="9118*"/>
    </style:style>
    <style:style style:name="Table1.C" style:family="table-column">
      <style:table-column-properties style:column-width="4.7569in" style:rel-column-width="465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4257in" table:align="left"/>
    </style:style>
    <style:style style:name="Table8.A" style:family="table-column">
      <style:table-column-properties style:column-width="0.4993in"/>
    </style:style>
    <style:style style:name="Table8.B" style:family="table-column">
      <style:table-column-properties style:column-width="0.8201in"/>
    </style:style>
    <style:style style:name="Table8.C" style:family="table-column">
      <style:table-column-properties style:column-width="0.966in"/>
    </style:style>
    <style:style style:name="Table8.D" style:family="table-column">
      <style:table-column-properties style:column-width="1.1861in"/>
    </style:style>
    <style:style style:name="Table8.E" style:family="table-column">
      <style:table-column-properties style:column-width="1.3132in"/>
    </style:style>
    <style:style style:name="Table8.F" style:family="table-column">
      <style:table-column-properties style:column-width="0.64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" style:family="table">
      <style:table-properties style:width="2.2174in" table:align="left"/>
    </style:style>
    <style:style style:name="表格1.A" style:family="table-column">
      <style:table-column-properties style:column-width="0.4951in"/>
    </style:style>
    <style:style style:name="表格1.B" style:family="table-column">
      <style:table-column-properties style:column-width="0.3493in"/>
    </style:style>
    <style:style style:name="表格1.C" style:family="table-column">
      <style:table-column-properties style:column-width="0.5285in"/>
    </style:style>
    <style:style style:name="表格1.A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E2" style:family="table-cell">
      <style:table-cell-properties fo:padding="0.0382in" fo:border-left="0.05pt solid #000000" fo:border-right="0.05pt solid #000000" fo:border-top="none" fo:border-bottom="0.05pt solid #000000"/>
    </style:style>
    <style:style style:name="标记和值列表" style:family="table">
      <style:table-properties style:width="6.6931in" table:align="margins"/>
    </style:style>
    <style:style style:name="标记和值列表.A" style:family="table-column">
      <style:table-column-properties style:column-width="1.1271in" style:rel-column-width="11035*"/>
    </style:style>
    <style:style style:name="标记和值列表.C" style:family="table-column">
      <style:table-column-properties style:column-width="1.0181in" style:rel-column-width="9968*"/>
    </style:style>
    <style:style style:name="标记和值列表.D" style:family="table-column">
      <style:table-column-properties style:column-width="1.1764in" style:rel-column-width="11518*"/>
    </style:style>
    <style:style style:name="标记和值列表.E" style:family="table-column">
      <style:table-column-properties style:column-width="2.2444in" style:rel-column-width="21979*"/>
    </style:style>
    <style:style style:name="标记和值列表.A1" style:family="table-cell">
      <style:table-cell-properties fo:padding="0.0382in" fo:border-left="0.05pt solid #000000" fo:border-right="none" fo:border-top="0.05pt solid #000000" fo:border-bottom="0.05pt solid #000000"/>
    </style:style>
    <style:style style:name="标记和值列表.E1" style:family="table-cell">
      <style:table-cell-properties fo:padding="0.0382in" fo:border="0.05pt solid #000000"/>
    </style:style>
    <style:style style:name="标记和值列表.A2" style:family="table-cell">
      <style:table-cell-properties fo:padding="0.0382in" fo:border-left="0.05pt solid #000000" fo:border-right="none" fo:border-top="none" fo:border-bottom="0.05pt solid #000000"/>
    </style:style>
    <style:style style:name="标记和值列表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4a6d8" officeooo:paragraph-rsid="0014a6d8"/>
    </style:style>
    <style:style style:name="P3" style:family="paragraph" style:parent-style-name="Text_20_body">
      <style:text-properties officeooo:rsid="002272bd" officeooo:paragraph-rsid="002272bd"/>
    </style:style>
    <style:style style:name="P4" style:family="paragraph" style:parent-style-name="Text_20_body">
      <style:text-properties style:use-window-font-color="true" officeooo:rsid="005c2985" officeooo:paragraph-rsid="005c2985"/>
    </style:style>
    <style:style style:name="P5" style:family="paragraph" style:parent-style-name="Text_20_body">
      <style:text-properties officeooo:paragraph-rsid="0057201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able_20_Contents">
      <style:text-properties officeooo:rsid="00133541" officeooo:paragraph-rsid="00133541"/>
    </style:style>
    <style:style style:name="P8" style:family="paragraph" style:parent-style-name="Table_20_Contents">
      <style:text-properties officeooo:rsid="001abd87" officeooo:paragraph-rsid="0042a1f0"/>
    </style:style>
    <style:style style:name="P9" style:family="paragraph" style:parent-style-name="Table_20_Contents">
      <style:text-properties officeooo:rsid="001d3a5a" officeooo:paragraph-rsid="0042a1f0"/>
    </style:style>
    <style:style style:name="P10" style:family="paragraph" style:parent-style-name="Table_20_Contents">
      <style:paragraph-properties fo:text-align="center" style:justify-single-word="false"/>
      <style:text-properties officeooo:rsid="0022b64a" officeooo:paragraph-rsid="0022b64a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23a588" officeooo:paragraph-rsid="0023a588"/>
    </style:style>
    <style:style style:name="P13" style:family="paragraph" style:parent-style-name="Table_20_Contents">
      <style:text-properties officeooo:rsid="00289a34" officeooo:paragraph-rsid="0042a1f0"/>
    </style:style>
    <style:style style:name="P14" style:family="paragraph" style:parent-style-name="Table_20_Contents">
      <style:paragraph-properties fo:text-align="center" style:justify-single-word="false"/>
      <style:text-properties officeooo:rsid="00357a6b" officeooo:paragraph-rsid="00357a6b"/>
    </style:style>
    <style:style style:name="P15" style:family="paragraph" style:parent-style-name="Table_20_Contents">
      <style:paragraph-properties fo:text-align="start" style:justify-single-word="false"/>
      <style:text-properties officeooo:rsid="00357a6b" officeooo:paragraph-rsid="00357a6b"/>
    </style:style>
    <style:style style:name="P16" style:family="paragraph" style:parent-style-name="Table_20_Contents">
      <style:paragraph-properties fo:text-align="start" style:justify-single-word="false"/>
      <style:text-properties officeooo:rsid="00357a6b" officeooo:paragraph-rsid="003cca0d"/>
    </style:style>
    <style:style style:name="P17" style:family="paragraph" style:parent-style-name="Table_20_Contents">
      <style:paragraph-properties fo:text-align="center" style:justify-single-word="false"/>
      <style:text-properties officeooo:rsid="0035d7a5" officeooo:paragraph-rsid="0035d7a5"/>
    </style:style>
    <style:style style:name="P18" style:family="paragraph" style:parent-style-name="Table_20_Contents">
      <style:paragraph-properties fo:text-align="center" style:justify-single-word="false"/>
      <style:text-properties officeooo:rsid="00360e27" officeooo:paragraph-rsid="00360e27"/>
    </style:style>
    <style:style style:name="P19" style:family="paragraph" style:parent-style-name="Table_20_Contents">
      <style:paragraph-properties fo:text-align="center" style:justify-single-word="false"/>
      <style:text-properties officeooo:rsid="00368931" officeooo:paragraph-rsid="00368931"/>
    </style:style>
    <style:style style:name="P20" style:family="paragraph" style:parent-style-name="Table_20_Contents">
      <style:paragraph-properties fo:text-align="center" style:justify-single-word="false"/>
      <style:text-properties officeooo:rsid="00368931" officeooo:paragraph-rsid="0035d7a5"/>
    </style:style>
    <style:style style:name="P21" style:family="paragraph" style:parent-style-name="Table_20_Contents">
      <style:paragraph-properties fo:text-align="start" style:justify-single-word="false"/>
      <style:text-properties officeooo:rsid="00368931" officeooo:paragraph-rsid="00368931"/>
    </style:style>
    <style:style style:name="P22" style:family="paragraph" style:parent-style-name="Table_20_Contents">
      <style:paragraph-properties fo:text-align="center" style:justify-single-word="false"/>
      <style:text-properties officeooo:rsid="003ae594" officeooo:paragraph-rsid="003ae594"/>
    </style:style>
    <style:style style:name="P23" style:family="paragraph" style:parent-style-name="Table_20_Contents">
      <style:paragraph-properties fo:text-align="center" style:justify-single-word="false"/>
      <style:text-properties officeooo:rsid="003b1182" officeooo:paragraph-rsid="003b1182"/>
    </style:style>
    <style:style style:name="P24" style:family="paragraph" style:parent-style-name="Table_20_Contents">
      <style:paragraph-properties fo:text-align="start" style:justify-single-word="false"/>
      <style:text-properties officeooo:rsid="003b1182" officeooo:paragraph-rsid="003cca0d"/>
    </style:style>
    <style:style style:name="P25" style:family="paragraph" style:parent-style-name="Table_20_Contents">
      <style:paragraph-properties fo:text-align="center" style:justify-single-word="false"/>
      <style:text-properties officeooo:rsid="003cca0d" officeooo:paragraph-rsid="003cca0d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rsid="003ced13" officeooo:paragraph-rsid="003ced13"/>
    </style:style>
    <style:style style:name="P28" style:family="paragraph" style:parent-style-name="Table_20_Contents">
      <style:text-properties officeooo:paragraph-rsid="0042a1f0"/>
    </style:style>
    <style:style style:name="P29" style:family="paragraph" style:parent-style-name="Table_20_Contents">
      <style:text-properties officeooo:rsid="0042a1f0" officeooo:paragraph-rsid="0042a1f0"/>
    </style:style>
    <style:style style:name="P30" style:family="paragraph" style:parent-style-name="Table_20_Contents">
      <style:text-properties officeooo:rsid="004cff50" officeooo:paragraph-rsid="004cff50"/>
    </style:style>
    <style:style style:name="P31" style:family="paragraph" style:parent-style-name="Table_20_Contents">
      <style:text-properties officeooo:rsid="0057e847" officeooo:paragraph-rsid="0057e847"/>
    </style:style>
    <style:style style:name="P32" style:family="paragraph" style:parent-style-name="Table_20_Contents">
      <style:text-properties officeooo:rsid="005dd380" officeooo:paragraph-rsid="005dd380"/>
    </style:style>
    <style:style style:name="P33" style:family="paragraph" style:parent-style-name="Table_20_Contents">
      <style:paragraph-properties fo:text-align="center" style:justify-single-word="false"/>
      <style:text-properties officeooo:rsid="0066493e" officeooo:paragraph-rsid="0066493e"/>
    </style:style>
    <style:style style:name="P34" style:family="paragraph" style:parent-style-name="Table_20_Contents">
      <style:text-properties officeooo:rsid="006b56e9" officeooo:paragraph-rsid="006b56e9"/>
    </style:style>
    <style:style style:name="P35" style:family="paragraph" style:parent-style-name="Table_20_Contents">
      <style:text-properties officeooo:rsid="006deaf0" officeooo:paragraph-rsid="006deaf0"/>
    </style:style>
    <style:style style:name="P36" style:family="paragraph" style:parent-style-name="Table_20_Contents">
      <style:text-properties officeooo:rsid="0076e67a" officeooo:paragraph-rsid="0076e67a"/>
    </style:style>
    <style:style style:name="P37" style:family="paragraph" style:parent-style-name="Text_20_body">
      <style:paragraph-properties fo:margin-left="0.2917in" fo:margin-right="0in" fo:text-indent="0in" style:auto-text-indent="false"/>
    </style:style>
    <style:style style:name="P38" style:family="paragraph" style:parent-style-name="Text_20_body">
      <style:paragraph-properties fo:margin-left="0.2917in" fo:margin-right="0in" fo:text-indent="0in" style:auto-text-indent="false"/>
      <style:text-properties fo:font-weight="bold" officeooo:rsid="00385fc5" officeooo:paragraph-rsid="00385fc5" style:font-weight-asian="bold" style:font-weight-complex="bold"/>
    </style:style>
    <style:style style:name="P39" style:family="paragraph" style:parent-style-name="Text_20_body">
      <style:paragraph-properties fo:margin-left="0.2917in" fo:margin-right="0in" fo:text-indent="0in" style:auto-text-indent="false"/>
      <style:text-properties officeooo:paragraph-rsid="0015c0d7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  <style:text-properties officeooo:rsid="00368931" officeooo:paragraph-rsid="00368931"/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4" style:family="paragraph" style:parent-style-name="Text_20_body" style:list-style-name="L2">
      <style:text-properties fo:font-weight="bold" officeooo:paragraph-rsid="00391d7c" style:font-weight-asian="bold" style:font-weight-complex="bold"/>
    </style:style>
    <style:style style:name="P45" style:family="paragraph" style:parent-style-name="Text_20_body" style:list-style-name="L5">
      <style:text-properties fo:font-weight="bold" officeooo:rsid="002014d7" officeooo:paragraph-rsid="004306e6" style:font-weight-asian="bold" style:font-weight-complex="bold"/>
    </style:style>
    <style:style style:name="P46" style:family="paragraph" style:parent-style-name="Text_20_body" style:list-style-name="L3">
      <style:text-properties officeooo:rsid="0015c0d7" officeooo:paragraph-rsid="0015c0d7"/>
    </style:style>
    <style:style style:name="P47" style:family="paragraph" style:parent-style-name="Text_20_body" style:list-style-name="L3">
      <style:text-properties officeooo:rsid="0018bfe5" officeooo:paragraph-rsid="0018bfe5"/>
    </style:style>
    <style:style style:name="P48" style:family="paragraph" style:parent-style-name="Text_20_body" style:list-style-name="L3">
      <style:text-properties officeooo:rsid="0018bfe5" officeooo:paragraph-rsid="00385fc5"/>
    </style:style>
    <style:style style:name="P49" style:family="paragraph" style:parent-style-name="Text_20_body" style:list-style-name="L4">
      <style:text-properties officeooo:rsid="0018bfe5" officeooo:paragraph-rsid="0018bfe5"/>
    </style:style>
    <style:style style:name="P50" style:family="paragraph" style:parent-style-name="Text_20_body" style:list-style-name="L4">
      <style:text-properties officeooo:rsid="0018bfe5" officeooo:paragraph-rsid="0023a588"/>
    </style:style>
    <style:style style:name="P51" style:family="paragraph" style:parent-style-name="Text_20_body" style:list-style-name="L3">
      <style:text-properties officeooo:rsid="0022b64a" officeooo:paragraph-rsid="0022b64a"/>
    </style:style>
    <style:style style:name="P52" style:family="paragraph" style:parent-style-name="Text_20_body" style:list-style-name="L3">
      <style:text-properties officeooo:rsid="0022b64a" officeooo:paragraph-rsid="00385fc5"/>
    </style:style>
    <style:style style:name="P53" style:family="paragraph" style:parent-style-name="Text_20_body" style:list-style-name="L5">
      <style:text-properties officeooo:paragraph-rsid="0042a1f0"/>
    </style:style>
    <style:style style:name="P54" style:family="paragraph" style:parent-style-name="Text_20_body" style:list-style-name="L5">
      <style:text-properties officeooo:paragraph-rsid="005fc18e"/>
    </style:style>
    <style:style style:name="P55" style:family="paragraph" style:parent-style-name="Text_20_body" style:list-style-name="L5">
      <style:text-properties officeooo:paragraph-rsid="004d6f54"/>
    </style:style>
    <style:style style:name="P56" style:family="paragraph" style:parent-style-name="Text_20_body" style:list-style-name="L5">
      <style:text-properties officeooo:paragraph-rsid="00783784"/>
    </style:style>
    <style:style style:name="P57" style:family="paragraph" style:parent-style-name="Text_20_body" style:list-style-name="L5">
      <style:text-properties style:use-window-font-color="true" officeooo:rsid="001abd87" officeooo:paragraph-rsid="001abd87"/>
    </style:style>
    <style:style style:name="P58" style:family="paragraph" style:parent-style-name="Text_20_body" style:list-style-name="L5">
      <style:text-properties style:use-window-font-color="true" officeooo:rsid="001abd87" officeooo:paragraph-rsid="005d4e09"/>
    </style:style>
    <style:style style:name="P59" style:family="paragraph" style:parent-style-name="Text_20_body" style:list-style-name="L5">
      <style:text-properties style:use-window-font-color="true" officeooo:rsid="001abd87" officeooo:paragraph-rsid="00790705"/>
    </style:style>
    <style:style style:name="P60" style:family="paragraph" style:parent-style-name="Text_20_body" style:list-style-name="L5">
      <style:text-properties style:use-window-font-color="true" officeooo:rsid="005c2985" officeooo:paragraph-rsid="005c2985"/>
    </style:style>
    <style:style style:name="P61" style:family="paragraph" style:parent-style-name="Text_20_body" style:list-style-name="L6">
      <style:text-properties style:use-window-font-color="true" officeooo:rsid="005c2985" officeooo:paragraph-rsid="005c2985"/>
    </style:style>
    <style:style style:name="P62" style:family="paragraph" style:parent-style-name="Text_20_body" style:list-style-name="L5">
      <style:text-properties style:use-window-font-color="true" officeooo:paragraph-rsid="005d4e09"/>
    </style:style>
    <style:style style:name="P63" style:family="paragraph" style:parent-style-name="Text_20_body" style:list-style-name="L5">
      <style:text-properties style:use-window-font-color="true" fo:font-weight="bold" officeooo:rsid="001abd87" officeooo:paragraph-rsid="005d4e09" style:font-weight-asian="bold" style:font-weight-complex="bold"/>
    </style:style>
    <style:style style:name="P64" style:family="paragraph" style:parent-style-name="Text_20_body" style:list-style-name="L5">
      <style:text-properties style:use-window-font-color="true" fo:font-weight="bold" officeooo:rsid="001abd87" officeooo:paragraph-rsid="006f76fa" style:font-weight-asian="bold" style:font-weight-complex="bold"/>
    </style:style>
    <style:style style:name="P65" style:family="paragraph" style:parent-style-name="Text_20_body" style:list-style-name="L5">
      <style:text-properties style:use-window-font-color="true" officeooo:rsid="004d6f54" officeooo:paragraph-rsid="00635ea2"/>
    </style:style>
    <style:style style:name="P66" style:family="paragraph" style:parent-style-name="Text_20_body" style:list-style-name="L5">
      <style:text-properties style:use-window-font-color="true" officeooo:rsid="00627e9c" officeooo:paragraph-rsid="0066388f"/>
    </style:style>
    <style:style style:name="P67" style:family="paragraph" style:parent-style-name="Text_20_body" style:list-style-name="L5">
      <style:text-properties style:use-window-font-color="true" officeooo:rsid="006007e1" officeooo:paragraph-rsid="006007e1"/>
    </style:style>
    <style:style style:name="P68" style:family="paragraph" style:parent-style-name="Text_20_body" style:list-style-name="L5">
      <style:text-properties style:use-window-font-color="true" officeooo:rsid="006007e1" officeooo:paragraph-rsid="00616eb0"/>
    </style:style>
    <style:style style:name="P69" style:family="paragraph" style:parent-style-name="Text_20_body" style:list-style-name="L5">
      <style:text-properties style:use-window-font-color="true" officeooo:rsid="005811a6" officeooo:paragraph-rsid="006fad65"/>
    </style:style>
    <style:style style:name="P70" style:family="paragraph" style:parent-style-name="Text_20_body" style:list-style-name="L5">
      <style:text-properties style:use-window-font-color="true" officeooo:rsid="0042a1f0" officeooo:paragraph-rsid="0070b85b"/>
    </style:style>
    <style:style style:name="P71" style:family="paragraph" style:parent-style-name="Text_20_body" style:list-style-name="L5">
      <style:text-properties officeooo:rsid="0042a1f0" officeooo:paragraph-rsid="0042a1f0"/>
    </style:style>
    <style:style style:name="P72" style:family="paragraph" style:parent-style-name="Text_20_body" style:list-style-name="L5">
      <style:text-properties officeooo:rsid="001abd87" officeooo:paragraph-rsid="004306e6"/>
    </style:style>
    <style:style style:name="P73" style:family="paragraph" style:parent-style-name="Text_20_body" style:list-style-name="L5">
      <style:text-properties officeooo:rsid="004d6f54" officeooo:paragraph-rsid="004f043b"/>
    </style:style>
    <style:style style:name="P74" style:family="paragraph" style:parent-style-name="Text_20_body" style:list-style-name="L5">
      <style:text-properties officeooo:rsid="004d6f54" officeooo:paragraph-rsid="0071fc10"/>
    </style:style>
    <style:style style:name="P75" style:family="paragraph" style:parent-style-name="Text_20_body" style:list-style-name="L5">
      <style:text-properties officeooo:rsid="004d6f54" officeooo:paragraph-rsid="005fed6d"/>
    </style:style>
    <style:style style:name="P76" style:family="paragraph" style:parent-style-name="Text_20_body" style:list-style-name="L7">
      <style:text-properties officeooo:rsid="004d6f54" officeooo:paragraph-rsid="0071fc10"/>
    </style:style>
    <style:style style:name="P77" style:family="paragraph" style:parent-style-name="Text_20_body" style:list-style-name="L8">
      <style:text-properties officeooo:rsid="004d6f54" officeooo:paragraph-rsid="005fed6d"/>
    </style:style>
    <style:style style:name="P78" style:family="paragraph" style:parent-style-name="Text_20_body" style:list-style-name="L7">
      <style:text-properties officeooo:paragraph-rsid="0071fc10"/>
    </style:style>
    <style:style style:name="P79" style:family="paragraph" style:parent-style-name="Text_20_body" style:list-style-name="L9">
      <style:text-properties officeooo:rsid="005ee6eb" officeooo:paragraph-rsid="005ee6eb"/>
    </style:style>
    <style:style style:name="P80" style:family="paragraph" style:parent-style-name="Text_20_body" style:list-style-name="L9">
      <style:text-properties officeooo:rsid="0040c0fe" officeooo:paragraph-rsid="0040c0fe"/>
    </style:style>
    <style:style style:name="P81" style:family="paragraph" style:parent-style-name="Text_20_body" style:list-style-name="L9">
      <style:text-properties fo:font-weight="normal" officeooo:rsid="005ee6eb" officeooo:paragraph-rsid="0040c0fe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5ee6eb" officeooo:paragraph-rsid="005ee6eb" style:font-weight-asian="normal" style:font-weight-complex="normal"/>
    </style:style>
    <style:style style:name="P83" style:family="paragraph" style:parent-style-name="Text_20_body" style:list-style-name="L9">
      <style:text-properties officeooo:rsid="0034162c" officeooo:paragraph-rsid="0034162c"/>
    </style:style>
    <style:style style:name="P84" style:family="paragraph" style:parent-style-name="Text_20_body" style:list-style-name="L9">
      <style:text-properties officeooo:rsid="0034162c" officeooo:paragraph-rsid="0071fc10"/>
    </style:style>
    <style:style style:name="P85" style:family="paragraph" style:parent-style-name="Text_20_body" style:list-style-name="L9">
      <style:text-properties officeooo:rsid="0034162c" officeooo:paragraph-rsid="006ab340"/>
    </style:style>
    <style:style style:name="P86" style:family="paragraph" style:parent-style-name="Text_20_body" style:list-style-name="L10">
      <style:text-properties officeooo:rsid="00385fc5" officeooo:paragraph-rsid="00385fc5"/>
    </style:style>
    <style:style style:name="P87" style:family="paragraph" style:parent-style-name="Text_20_body" style:list-style-name="L9">
      <style:text-properties officeooo:rsid="00720891" officeooo:paragraph-rsid="00720891"/>
    </style:style>
    <style:style style:name="P88" style:family="paragraph" style:parent-style-name="Text_20_body" style:list-style-name="L9">
      <style:text-properties officeooo:rsid="006ab340" officeooo:paragraph-rsid="00671237"/>
    </style:style>
    <style:style style:name="P89" style:family="paragraph" style:parent-style-name="Text_20_body" style:list-style-name="L11">
      <style:text-properties officeooo:rsid="002272bd" officeooo:paragraph-rsid="002272bd"/>
    </style:style>
    <style:style style:name="P90" style:family="paragraph" style:parent-style-name="Heading_20_1">
      <style:text-properties officeooo:rsid="00133541" officeooo:paragraph-rsid="0014a6d8"/>
    </style:style>
    <style:style style:name="P91" style:family="paragraph" style:parent-style-name="Heading_20_1">
      <style:paragraph-properties fo:break-before="page"/>
      <style:text-properties officeooo:paragraph-rsid="00391d7c"/>
    </style:style>
    <style:style style:name="P92" style:family="paragraph" style:parent-style-name="Table_20_Contents" style:list-style-name="L1">
      <style:text-properties officeooo:rsid="004cff50" officeooo:paragraph-rsid="004cff50"/>
    </style:style>
    <style:style style:name="P93" style:family="paragraph" style:parent-style-name="Table_20_Contents" style:list-style-name="L1">
      <style:text-properties officeooo:rsid="0057e847" officeooo:paragraph-rsid="0057e847"/>
    </style:style>
    <style:style style:name="P94" style:family="paragraph" style:parent-style-name="Table_20_Contents" style:list-style-name="L1">
      <style:text-properties officeooo:rsid="006b56e9" officeooo:paragraph-rsid="006b56e9"/>
    </style:style>
    <style:style style:name="P95" style:family="paragraph" style:parent-style-name="Table_20_Contents" style:list-style-name="L1">
      <style:text-properties officeooo:rsid="0076e67a" officeooo:paragraph-rsid="0076e67a"/>
    </style:style>
    <style:style style:name="P96" style:family="paragraph" style:parent-style-name="Table_20_Contents">
      <style:paragraph-properties fo:text-align="center" style:justify-single-word="false"/>
      <style:text-properties officeooo:rsid="003cca0d" officeooo:paragraph-rsid="003cca0d"/>
    </style:style>
    <style:style style:name="P97" style:family="paragraph" style:parent-style-name="Table_20_Contents">
      <style:paragraph-properties fo:text-align="center" style:justify-single-word="false"/>
      <style:text-properties officeooo:rsid="003cca0d" officeooo:paragraph-rsid="003ee6dd"/>
    </style:style>
    <style:style style:name="P98" style:family="paragraph" style:parent-style-name="Table_20_Contents">
      <style:paragraph-properties fo:text-align="start" style:justify-single-word="false"/>
      <style:text-properties officeooo:rsid="003ced13" officeooo:paragraph-rsid="003ced13"/>
    </style:style>
    <style:style style:name="P99" style:family="paragraph" style:parent-style-name="Table_20_Contents">
      <style:paragraph-properties fo:text-align="center" style:justify-single-word="false"/>
      <style:text-properties officeooo:rsid="003b1182" officeooo:paragraph-rsid="003b1182"/>
    </style:style>
    <style:style style:name="P100" style:family="paragraph" style:parent-style-name="Table_20_Contents">
      <style:paragraph-properties fo:text-align="start" style:justify-single-word="false"/>
      <style:text-properties officeooo:rsid="003b1182" officeooo:paragraph-rsid="007e4f9c"/>
    </style:style>
    <style:style style:name="P101" style:family="paragraph" style:parent-style-name="Table_20_Contents">
      <style:paragraph-properties fo:text-align="start" style:justify-single-word="false"/>
      <style:text-properties officeooo:rsid="003b1182" officeooo:paragraph-rsid="007eecb5"/>
    </style:style>
    <style:style style:name="P102" style:family="paragraph" style:parent-style-name="Table_20_Contents">
      <style:paragraph-properties fo:text-align="start" style:justify-single-word="false"/>
      <style:text-properties officeooo:rsid="00357a6b" officeooo:paragraph-rsid="003cca0d"/>
    </style:style>
    <style:style style:name="P103" style:family="paragraph" style:parent-style-name="Table_20_Contents">
      <style:paragraph-properties fo:text-align="start" style:justify-single-word="false"/>
      <style:text-properties officeooo:rsid="00357a6b" officeooo:paragraph-rsid="003ee6dd"/>
    </style:style>
    <style:style style:name="P104" style:family="paragraph" style:parent-style-name="Table_20_Contents">
      <style:paragraph-properties fo:text-align="center" style:justify-single-word="false"/>
      <style:text-properties officeooo:rsid="00791f07" officeooo:paragraph-rsid="00791f07"/>
    </style:style>
    <style:style style:name="P105" style:family="paragraph" style:parent-style-name="Table_20_Contents">
      <style:paragraph-properties fo:text-align="center" style:justify-single-word="false"/>
      <style:text-properties officeooo:rsid="00799a5a" officeooo:paragraph-rsid="00799a5a"/>
    </style:style>
    <style:style style:name="P106" style:family="paragraph" style:parent-style-name="Table_20_Contents">
      <style:paragraph-properties fo:text-align="center" style:justify-single-word="false"/>
      <style:text-properties officeooo:rsid="00799a5a" officeooo:paragraph-rsid="003ee6dd"/>
    </style:style>
    <style:style style:name="P107" style:family="paragraph" style:parent-style-name="Table_20_Contents">
      <style:paragraph-properties fo:text-align="center" style:justify-single-word="false"/>
      <style:text-properties officeooo:rsid="007ba311" officeooo:paragraph-rsid="003cca0d"/>
    </style:style>
    <style:style style:name="P108" style:family="paragraph" style:parent-style-name="Table_20_Contents">
      <style:paragraph-properties fo:text-align="center" style:justify-single-word="false"/>
      <style:text-properties officeooo:rsid="003ee6dd" officeooo:paragraph-rsid="003ee6dd"/>
    </style:style>
    <style:style style:name="P109" style:family="paragraph" style:parent-style-name="Table_20_Contents">
      <style:paragraph-properties fo:text-align="start" style:justify-single-word="false"/>
      <style:text-properties officeooo:rsid="003ee6dd" officeooo:paragraph-rsid="003ee6dd"/>
    </style:style>
    <style:style style:name="P110" style:family="paragraph" style:parent-style-name="Table_20_Contents">
      <style:paragraph-properties fo:text-align="center" style:justify-single-word="false"/>
      <style:text-properties officeooo:rsid="007c7673" officeooo:paragraph-rsid="007c7673"/>
    </style:style>
    <style:style style:name="P111" style:family="paragraph" style:parent-style-name="Table_20_Contents">
      <style:paragraph-properties fo:text-align="center" style:justify-single-word="false"/>
      <style:text-properties officeooo:rsid="007e4f9c" officeooo:paragraph-rsid="007e4f9c"/>
    </style:style>
    <style:style style:name="P112" style:family="paragraph" style:parent-style-name="Heading_20_2">
      <style:text-properties officeooo:rsid="00133541" officeooo:paragraph-rsid="0014a6d8"/>
    </style:style>
    <style:style style:name="T1" style:family="text">
      <style:text-properties officeooo:rsid="0015c0d7"/>
    </style:style>
    <style:style style:name="T2" style:family="text">
      <style:text-properties officeooo:rsid="0017be3e"/>
    </style:style>
    <style:style style:name="T3" style:family="text">
      <style:text-properties officeooo:rsid="001d3a5a"/>
    </style:style>
    <style:style style:name="T4" style:family="text">
      <style:text-properties officeooo:rsid="002014d7"/>
    </style:style>
    <style:style style:name="T5" style:family="text">
      <style:text-properties officeooo:rsid="0022b64a"/>
    </style:style>
    <style:style style:name="T6" style:family="text">
      <style:text-properties officeooo:rsid="00289a34"/>
    </style:style>
    <style:style style:name="T7" style:family="text">
      <style:text-properties officeooo:rsid="00297465"/>
    </style:style>
    <style:style style:name="T8" style:family="text">
      <style:text-properties fo:font-weight="normal" officeooo:rsid="0034162c" style:font-weight-asian="normal" style:font-weight-complex="normal"/>
    </style:style>
    <style:style style:name="T9" style:family="text">
      <style:text-properties fo:font-weight="normal" officeooo:rsid="00412e66" style:font-weight-asian="normal" style:font-weight-complex="normal"/>
    </style:style>
    <style:style style:name="T10" style:family="text">
      <style:text-properties fo:font-weight="normal" officeooo:rsid="005ee6eb" style:font-weight-asian="normal" style:font-weight-complex="normal"/>
    </style:style>
    <style:style style:name="T11" style:family="text">
      <style:text-properties officeooo:rsid="00368931"/>
    </style:style>
    <style:style style:name="T12" style:family="text">
      <style:text-properties officeooo:rsid="003ae594"/>
    </style:style>
    <style:style style:name="T13" style:family="text">
      <style:text-properties officeooo:rsid="003b1182"/>
    </style:style>
    <style:style style:name="T14" style:family="text">
      <style:text-properties officeooo:rsid="003cca0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811a6" style:font-weight-asian="bold" style:font-weight-complex="bold"/>
    </style:style>
    <style:style style:name="T17" style:family="text">
      <style:text-properties fo:font-weight="bold" officeooo:rsid="0078f4a0" style:font-weight-asian="bold" style:font-weight-complex="bold"/>
    </style:style>
    <style:style style:name="T18" style:family="text">
      <style:text-properties officeooo:rsid="0042a1f0"/>
    </style:style>
    <style:style style:name="T19" style:family="text">
      <style:text-properties officeooo:rsid="004306e6"/>
    </style:style>
    <style:style style:name="T20" style:family="text">
      <style:text-properties officeooo:rsid="00488692"/>
    </style:style>
    <style:style style:name="T21" style:family="text">
      <style:text-properties officeooo:rsid="004d6f54"/>
    </style:style>
    <style:style style:name="T22" style:family="text">
      <style:text-properties officeooo:rsid="004f043b"/>
    </style:style>
    <style:style style:name="T23" style:family="text">
      <style:text-properties officeooo:rsid="00504f44"/>
    </style:style>
    <style:style style:name="T24" style:family="text">
      <style:text-properties officeooo:rsid="0052b387"/>
    </style:style>
    <style:style style:name="T25" style:family="text">
      <style:text-properties officeooo:rsid="005811a6"/>
    </style:style>
    <style:style style:name="T26" style:family="text">
      <style:text-properties officeooo:rsid="005c2985"/>
    </style:style>
    <style:style style:name="T27" style:family="text">
      <style:text-properties officeooo:rsid="005d4e09"/>
    </style:style>
    <style:style style:name="T28" style:family="text">
      <style:text-properties officeooo:rsid="005dd380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officeooo:rsid="004d6f54"/>
    </style:style>
    <style:style style:name="T31" style:family="text">
      <style:text-properties style:use-window-font-color="true" officeooo:rsid="005fc18e"/>
    </style:style>
    <style:style style:name="T32" style:family="text">
      <style:text-properties officeooo:rsid="005fed6d"/>
    </style:style>
    <style:style style:name="T33" style:family="text">
      <style:text-properties officeooo:rsid="006007e1"/>
    </style:style>
    <style:style style:name="T34" style:family="text">
      <style:text-properties officeooo:rsid="00616eb0"/>
    </style:style>
    <style:style style:name="T35" style:family="text">
      <style:text-properties officeooo:rsid="00635ea2"/>
    </style:style>
    <style:style style:name="T36" style:family="text">
      <style:text-properties officeooo:rsid="0066493e"/>
    </style:style>
    <style:style style:name="T37" style:family="text">
      <style:text-properties officeooo:rsid="00671237"/>
    </style:style>
    <style:style style:name="T38" style:family="text">
      <style:text-properties officeooo:rsid="006deaf0"/>
    </style:style>
    <style:style style:name="T39" style:family="text">
      <style:text-properties officeooo:rsid="006f76fa"/>
    </style:style>
    <style:style style:name="T40" style:family="text">
      <style:text-properties officeooo:rsid="006fad65"/>
    </style:style>
    <style:style style:name="T41" style:family="text">
      <style:text-properties officeooo:rsid="0070b85b"/>
    </style:style>
    <style:style style:name="T42" style:family="text">
      <style:text-properties officeooo:rsid="0071fc10"/>
    </style:style>
    <style:style style:name="T43" style:family="text">
      <style:text-properties officeooo:rsid="00778bf3"/>
    </style:style>
    <style:style style:name="T44" style:family="text">
      <style:text-properties officeooo:rsid="00783784"/>
    </style:style>
    <style:style style:name="T45" style:family="text">
      <style:text-properties officeooo:rsid="00791f07"/>
    </style:style>
    <style:style style:name="T46" style:family="text">
      <style:text-properties officeooo:rsid="00799a5a"/>
    </style:style>
    <style:style style:name="T47" style:family="text">
      <style:text-properties officeooo:rsid="007ba311"/>
    </style:style>
    <style:style style:name="T48" style:family="text">
      <style:text-properties officeooo:rsid="007c7673"/>
    </style:style>
    <style:style style:name="T49" style:family="text">
      <style:text-properties officeooo:rsid="007e4f9c"/>
    </style:style>
    <style:style style:name="T50" style:family="text">
      <style:text-properties officeooo:rsid="00807ec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1">
      <number:year number:style="long"/>
      <number:text>/</number:text>
      <number:month/>
      <number:text>/</number:text>
      <number:day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智能路灯无线通信协议</text:p>
      <text:p text:style-name="Title">V<text:span text:style-name="T38">1.1</text:span></text:p>
      <text:p text:style-name="Title"><text:date style:data-style-name="N121" text:date-value="2017-05-13T16:20:12.496546260">2017/5/13</text:date></text:p>
      <text:p text:style-name="P6">版本记录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版本</text:p>
          </table:table-cell>
          <table:table-cell table:style-name="Table1.A1" office:value-type="string">
            <text:p text:style-name="Table_20_Contents">作者</text:p>
          </table:table-cell>
          <table:table-cell table:style-name="Table1.C1" office:value-type="string">
            <text:p text:style-name="Table_20_Contents">主要内容</text:p>
          </table:table-cell>
        </table:table-row>
        <table:table-row>
          <table:table-cell table:style-name="Table1.A2" office:value-type="string">
            <text:p text:style-name="P7">0.1</text:p>
          </table:table-cell>
          <table:table-cell table:style-name="Table1.A2" office:value-type="string">
            <text:p text:style-name="P7">Wei</text:p>
          </table:table-cell>
          <table:table-cell table:style-name="Table1.C2" office:value-type="string">
            <text:p text:style-name="Table_20_Contents">初稿</text:p>
          </table:table-cell>
        </table:table-row>
        <table:table-row>
          <table:table-cell table:style-name="Table1.A2" office:value-type="string">
            <text:p text:style-name="P30">0.2</text:p>
          </table:table-cell>
          <table:table-cell table:style-name="Table1.A2" office:value-type="string">
            <text:p text:style-name="P30">Wei</text:p>
          </table:table-cell>
          <table:table-cell table:style-name="Table1.C2" office:value-type="string">
            <text:list xml:id="list8647468837310118093" text:style-name="L1">
              <text:list-item>
                <text:p text:style-name="P92">反馈修正</text:p>
              </text:list-item>
              <text:list-item>
                <text:p text:style-name="P92">增加广播传输帧格式</text:p>
              </text:list-item>
              <text:list-item>
                <text:p text:style-name="P92">增加节点收发流程</text:p>
              </text:list-item>
              <text:list-item>
                <text:p text:style-name="P92">增加智能路灯协议应用内容</text:p>
              </text:list-item>
            </text:list>
          </table:table-cell>
        </table:table-row>
        <table:table-row>
          <table:table-cell table:style-name="Table1.A2" office:value-type="string">
            <text:p text:style-name="P31">0.3</text:p>
          </table:table-cell>
          <table:table-cell table:style-name="Table1.A2" office:value-type="string">
            <text:p text:style-name="P31">Wei</text:p>
          </table:table-cell>
          <table:table-cell table:style-name="Table1.C2" office:value-type="string">
            <text:list xml:id="list162014588875025" text:continue-numbering="true" text:style-name="L1">
              <text:list-item>
                <text:p text:style-name="P93">基于广播网络进行协议优化</text:p>
              </text:list-item>
            </text:list>
          </table:table-cell>
        </table:table-row>
        <table:table-row>
          <table:table-cell table:style-name="Table1.A2" office:value-type="string">
            <text:p text:style-name="P35">1.0</text:p>
          </table:table-cell>
          <table:table-cell table:style-name="Table1.A2" office:value-type="string">
            <text:p text:style-name="P34">Wei</text:p>
          </table:table-cell>
          <table:table-cell table:style-name="Table1.C2" office:value-type="string">
            <text:list xml:id="list162012572713963" text:continue-numbering="true" text:style-name="L1">
              <text:list-item>
                <text:p text:style-name="P94">反馈修正</text:p>
              </text:list-item>
              <text:list-item>
                <text:p text:style-name="P94">进一步明确对硬件依赖</text:p>
              </text:list-item>
              <text:list-item>
                <text:p text:style-name="P94">删除基于流水的帧中继</text:p>
              </text:list-item>
              <text:list-item>
                <text:p text:style-name="P94">增加配置文件格式</text:p>
              </text:list-item>
            </text:list>
          </table:table-cell>
        </table:table-row>
        <table:table-row>
          <table:table-cell table:style-name="Table1.A2" office:value-type="string">
            <text:p text:style-name="P36">1.1</text:p>
          </table:table-cell>
          <table:table-cell table:style-name="Table1.A2" office:value-type="string">
            <text:p text:style-name="P36">Wei</text:p>
          </table:table-cell>
          <table:table-cell table:style-name="Table1.C2" office:value-type="string">
            <text:list xml:id="list162014467263072" text:continue-numbering="true" text:style-name="L1">
              <text:list-item>
                <text:p text:style-name="P95">进一步细化协议在智能路灯上的应用数据标记和值</text:p>
              </text:list-item>
            </text:list>
          </table:table-cell>
        </table:table-row>
      </table:table>
      <text:p text:style-name="Text_20_body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42"><text:a xlink:type="simple" xlink:href="#__RefHeading___Toc745_2096298029" text:style-name="Index_20_Link" text:visited-style-name="Index_20_Link">1.背景和概述<text:tab/>3</text:a></text:p>
          <text:p text:style-name="P42"><text:a xlink:type="simple" xlink:href="#__RefHeading___Toc238_289654308" text:style-name="Index_20_Link" text:visited-style-name="Index_20_Link">2.协议基本框架<text:tab/>4</text:a></text:p>
          <text:p text:style-name="P42"><text:a xlink:type="simple" xlink:href="#__RefHeading___Toc240_289654308" text:style-name="Index_20_Link" text:visited-style-name="Index_20_Link">3.协议在智能路灯上的具体应用<text:tab/>8</text:a></text:p>
          <text:p text:style-name="P42"><text:a xlink:type="simple" xlink:href="#__RefHeading___Toc350_289654308" text:style-name="Index_20_Link" text:visited-style-name="Index_20_Link">4.附录<text:tab/>9</text:a></text:p>
          <text:p text:style-name="P43"><text:a xlink:type="simple" xlink:href="#__RefHeading___Toc244_289654308" text:style-name="Index_20_Link" text:visited-style-name="Index_20_Link"><text:s/>4.1 CRC-16<text:tab/>9</text:a></text:p>
        </text:index-body>
      </text:table-of-content>
      <text:p text:style-name="P2"/>
      <text:h text:style-name="P91" text:outline-level="1"><text:bookmark-start text:name="__RefHeading___Toc745_2096298029"/>背景和概述<text:bookmark-end text:name="__RefHeading___Toc745_2096298029"/></text:h>
      <text:list xml:id="list6286481893806349491" text:style-name="L2">
        <text:list-header>
          <text:p text:style-name="P44">E32-TTL-100 与协议相关特性 (该协议无需利用全部以下特性)：</text:p>
        </text:list-header>
      </text:list>
      <text:list xml:id="list7790872945165221583" text:style-name="L3">
        <text:list-item>
          <text:list>
            <text:list-item>
              <text:p text:style-name="P46">支持地址范围 <text:span text:style-name="T2">0 ～ 65535 </text:span></text:p>
            </text:list-item>
            <text:list-item>
              <text:p text:style-name="P46">支持信道 <text:span text:style-name="T2">410 ～ 441 MHz （0x00 ~ 0x1F）</text:span></text:p>
            </text:list-item>
            <text:list-item>
              <text:p text:style-name="P46">支持<text:span text:style-name="T2">FEC</text:span></text:p>
            </text:list-item>
            <text:list-item>
              <text:p text:style-name="P46">支持透明传输方式 （接收方的地址和信道必须和发送方的一致）</text:p>
            </text:list-item>
            <text:list-item>
              <text:p text:style-name="P46">支持定点传输方式 （发送方可以将数据包发送到任意地址，任意信道的模块！）</text:p>
            </text:list-item>
            <text:list-item>
              <text:p text:style-name="P46">支持广播和侦听 （地址必须是<text:span text:style-name="T2">0xFFFF）</text:span></text:p>
            </text:list-item>
            <text:list-item>
              <text:p text:style-name="P47">仅在模式3（M0=M1=1）下支持参数配置，串口必须是9600, 8N1</text:p>
            </text:list-item>
            <text:list-item>
              <text:p text:style-name="P51">512字节接收发送缓冲，内部自动分包58字节发送</text:p>
            </text:list-item>
            <text:list-item>
              <text:p text:style-name="P52">AUX 空闲指示。当AUX=1时，连续发送512字节不会引起缓冲区溢出。</text:p>
            </text:list-item>
            <text:list-item>
              <text:p text:style-name="P48">E32-TTL-100 定点传输方式封包：</text:p>
            </text:list-item>
          </text:list>
        </text:list-item>
      </text:list>
      <text:list xml:id="list4087879475982443758" text:style-name="L4">
        <text:list-item>
          <text:list>
            <text:list-item>
              <text:p text:style-name="P49">发送模块</text:p>
              <text:p text:style-name="P49">在透明传输方式下<text:span text:style-name="T43">，头三个字节应该省略。</text:span>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1">目的地址 <text:span text:style-name="T5">MSB</text:span></text:p>
          </table:table-cell>
          <table:table-cell table:style-name="Table4.A1" office:value-type="string">
            <text:p text:style-name="P10">目的地址LSB</text:p>
          </table:table-cell>
          <table:table-cell table:style-name="Table4.A1" office:value-type="string">
            <text:p text:style-name="P10">信道</text:p>
          </table:table-cell>
          <table:table-cell table:style-name="Table4.D1" office:value-type="string">
            <text:p text:style-name="P11">数据段</text:p>
          </table:table-cell>
        </table:table-row>
        <table:table-row>
          <table:table-cell table:style-name="Table4.A2" office:value-type="string">
            <text:p text:style-name="P12">1 字节</text:p>
          </table:table-cell>
          <table:table-cell table:style-name="Table4.A2" office:value-type="string">
            <text:p text:style-name="P12">1 字节</text:p>
          </table:table-cell>
          <table:table-cell table:style-name="Table4.A2" office:value-type="string">
            <text:p text:style-name="P12">1 字节</text:p>
          </table:table-cell>
          <table:table-cell table:style-name="Table4.D2" office:value-type="string">
            <text:p text:style-name="P12">可变长</text:p>
          </table:table-cell>
        </table:table-row>
      </table:table>
      <text:list xml:id="list162014410194534" text:continue-numbering="true" text:style-name="L4">
        <text:list-item>
          <text:list>
            <text:list-header>
              <text:p text:style-name="P49"/>
            </text:list-header>
            <text:list-item>
              <text:p text:style-name="P50">接收模块</text:p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1">数据段</text:p>
          </table:table-cell>
        </table:table-row>
        <table:table-row>
          <table:table-cell table:style-name="Table5.A2" office:value-type="string">
            <text:p text:style-name="P11">可变长</text:p>
          </table:table-cell>
        </table:table-row>
      </table:table>
      <text:list xml:id="list162014684980493" text:continue-numbering="true" text:style-name="L4">
        <text:list-header>
          <text:p text:style-name="P49"/>
        </text:list-header>
      </text:list>
      <text:p text:style-name="P38">智能路灯监控要求</text:p>
      <text:p text:style-name="P39"><text:span text:style-name="T1">该集控器实现上位机总控，去控制各个终端节点。在二期后台软件平台完成前，暂行其总控、监控作用。需实现对各个路灯终端节点的检测、管理、控制、查询、</text:span>检索，所有数据均要保存。 </text:p>
      <text:p text:style-name="P37">灯具控制数据占用5个字节（1字节为电源控制，后4字节为2路调光数据，每路2字节）。 </text:p>
      <text:p text:style-name="P37">灯具电能检测数据<text:span text:style-name="T12">8种，每种4个字节（高字节在前）：电压，电流，功率，总电能，功率因数，二氧化碳排量，温度和频率。</text:span></text:p>
      <text:p text:style-name="P37">环境检测数据占用24个字节（PM2.5，PM10，温度，湿度，甲醛浓度，TVOC浓度，光照度），含6个备用字节。 </text:p>
      <text:h text:style-name="Heading_20_1" text:outline-level="1"><text:bookmark-start text:name="__RefHeading___Toc238_289654308"/><text:soft-page-break/>协议基本框架<text:bookmark-end text:name="__RefHeading___Toc238_289654308"/></text:h>
      <text:list xml:id="list4482471735172808876" text:style-name="L5">
        <text:list-item>
          <text:list>
            <text:list-item>
              <text:p text:style-name="P57">通信网<text:span text:style-name="T26">络组成</text:span></text:p>
            </text:list-item>
          </text:list>
          <text:p text:style-name="P60">该通信网络由三种节点组成：</text:p>
        </text:list-item>
      </text:list>
      <text:list xml:id="list6557621802176366918" text:style-name="L6">
        <text:list-item>
          <text:p text:style-name="P61">集中控制节点</text:p>
          <text:p text:style-name="P61">主节点。所有指令帧由主节点发起，基于查询应答方式，或者广播无应答方式。</text:p>
        </text:list-item>
        <text:list-item>
          <text:p text:style-name="P61">普通节点</text:p>
          <text:p text:style-name="P61">有独立地址，被动响应，不能主动发起数据发送。</text:p>
        </text:list-item>
        <text:list-item>
          <text:p text:style-name="P61">中继节点</text:p>
          <text:p text:style-name="P61">中继节点是一种特殊的普通节点，有独立地址，被动响应，而且按照一定规则进行帧转发<text:span text:style-name="T27">。</text:span></text:p>
        </text:list-item>
      </text:list>
      <text:p text:style-name="P4"><text:tab/><text:tab/>该协议对网络拓扑没有特别要求<text:span text:style-name="T33">，但仅适用于广播网络。</text:span></text:p>
      <text:list xml:id="list162013726123199" text:continue-list="list4482471735172808876" text:style-name="L5">
        <text:list-item>
          <text:list>
            <text:list-item>
              <text:p text:style-name="P71">广播传输帧格式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28">帧头</text:p>
          </table:table-cell>
          <table:table-cell table:style-name="Table8.A1" office:value-type="string">
            <text:p text:style-name="P28">源节点地址</text:p>
          </table:table-cell>
          <table:table-cell table:style-name="Table8.A1" office:value-type="string">
            <text:p text:style-name="P29">目的节点地址</text:p>
          </table:table-cell>
          <table:table-cell table:style-name="Table8.A1" office:value-type="string">
            <text:p text:style-name="P28">帧序号</text:p>
          </table:table-cell>
          <table:table-cell table:style-name="Table8.A1" office:value-type="string">
            <text:p text:style-name="P28">数据域</text:p>
          </table:table-cell>
          <table:table-cell table:style-name="Table8.F1" office:value-type="string">
            <text:p text:style-name="P8">校验值</text:p>
          </table:table-cell>
        </table:table-row>
        <table:table-row>
          <table:table-cell table:style-name="Table8.A2" office:value-type="string">
            <text:p text:style-name="P8"><text:span text:style-name="T4">2</text:span>字节</text:p>
          </table:table-cell>
          <table:table-cell table:style-name="Table8.A2" office:value-type="string">
            <text:p text:style-name="P9"><text:span text:style-name="T18">6</text:span>字节</text:p>
          </table:table-cell>
          <table:table-cell table:style-name="Table8.A2" office:value-type="string">
            <text:p text:style-name="P29"><text:span text:style-name="T50">6</text:span>字节</text:p>
          </table:table-cell>
          <table:table-cell table:style-name="Table8.A2" office:value-type="string">
            <text:p text:style-name="P8">1 字节</text:p>
          </table:table-cell>
          <table:table-cell table:style-name="Table8.A2" office:value-type="string">
            <text:p text:style-name="P8">定长</text:p>
          </table:table-cell>
          <table:table-cell table:style-name="Table8.F2" office:value-type="string">
            <text:p text:style-name="P8">2 字节</text:p>
          </table:table-cell>
        </table:table-row>
      </table:table>
      <text:list xml:id="list162012703680669" text:continue-numbering="true" text:style-name="L5">
        <text:list-item>
          <text:list>
            <text:list-header>
              <text:p text:style-name="P71"/>
              <text:list>
                <text:list-item>
                  <text:p text:style-name="P71">帧头</text:p>
                </text:list-item>
              </text:list>
              <text:p text:style-name="P72">用于软件进行帧开始检测，字节，最好是其后的帧内容中不易出现的内容。否则，容易出现误检测，从而导致重传延迟。</text:p>
              <text:p text:style-name="P45">内容：<text:span text:style-name="T19">55 55</text:span></text:p>
              <text:list text:continue-numbering="true">
                <text:list-item>
                  <text:p text:style-name="P71">源节点/目的节点地址</text:p>
                </text:list-item>
              </text:list>
              <text:p text:style-name="P71">节点地址<text:span text:style-name="T25">为逻辑地址，与节点生产串号（唯一）有一一对应的关系。</text:span><text:span text:style-name="T16">节点地址必须通过配置文件人为指定。</text:span></text:p>
              <text:p text:style-name="P71">集中控制节点地址固定<text:span text:style-name="T25">为1。</text:span></text:p>
              <text:p text:style-name="P71">如果目的节点地址<text:span text:style-name="T25">为0，表示所有正确接收到该帧的节点都应该进行数据解析并执行指令。</text:span></text:p>
              <text:list text:continue-numbering="true">
                <text:list-item>
                  <text:p text:style-name="P71">帧序号</text:p>
                </text:list-item>
              </text:list>
              <text:p text:style-name="P71">帧序号<text:span text:style-name="T25">是帧唯一的标识，用于接收到帧的冗余指示。如果第二次收到相同序号的帧，节点可以直接将其丢弃。帧序号有效范围：1 ～ 255。</text:span></text:p>
              <text:list text:continue-numbering="true">
                <text:list-item>
                  <text:p text:style-name="P58">数据长度</text:p>
                </text:list-item>
              </text:list>
              <text:p text:style-name="P58">用于指示其后的数据域有多少字节有效内容。</text:p>
              <text:list text:continue-numbering="true">
                <text:list-item>
                  <text:p text:style-name="P58">校验值<text:span text:style-name="T7">1</text:span></text:p>
                </text:list-item>
              </text:list>
              <text:p text:style-name="P62">校验范围：“帧头”至“数据长度”</text:p>
              <text:p text:style-name="P58"><text:soft-page-break/>方式一：采用<text:bookmark-ref text:reference-format="text" text:ref-name="__RefHeading___Toc244_289654308">CRC-16</text:bookmark-ref>进行校验</text:p>
              <text:p text:style-name="P58">方式二：采用累加和进行校验</text:p>
              <text:p text:style-name="P63">考虑到单片机实现复杂度，目前采用方式二。</text:p>
              <text:list text:continue-numbering="true">
                <text:list-item>
                  <text:p text:style-name="P58">数据域</text:p>
                </text:list-item>
              </text:list>
              <text:p text:style-name="P59">用户可自行定义。不超过<text:span text:style-name="T3">255个字节。通用数据采取“标记”+“值”的格式，值的长度由标记内容决定。每一帧的数据域有且仅有包含一对“标记”+“值”。</text:span></text:p>
              <text:p text:style-name="P63">如果数据长度为<text:span text:style-name="T39">0，数据域则省略。</text:span></text:p>
            </text:list-header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A"/>
        <table:table-column table:style-name="表格1.B"/>
        <table:table-row>
          <table:table-cell table:style-name="表格1.A1" table:number-columns-spanned="5" office:value-type="string">
            <text:p text:style-name="Table_20_Contents">数据<text:span text:style-name="T28">域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Table_20_Contents">标记<text:span text:style-name="T28">1</text:span></text:p>
          </table:table-cell>
          <table:table-cell table:style-name="表格1.A2" office:value-type="string">
            <text:p text:style-name="P32">值1</text:p>
          </table:table-cell>
          <table:table-cell table:style-name="表格1.A2" office:value-type="string">
            <text:p text:style-name="P32">。。。</text:p>
          </table:table-cell>
          <table:table-cell table:style-name="表格1.A2" office:value-type="string">
            <text:p text:style-name="Table_20_Contents">标记<text:span text:style-name="T28">x</text:span></text:p>
          </table:table-cell>
          <table:table-cell table:style-name="表格1.E2" office:value-type="string">
            <text:p text:style-name="P32">值x</text:p>
          </table:table-cell>
        </table:table-row>
      </table:table>
      <text:list xml:id="list162013169681899" text:continue-numbering="true" text:style-name="L5">
        <text:list-item>
          <text:list>
            <text:list-header>
              <text:p text:style-name="P58"/>
              <text:list text:continue-numbering="true">
                <text:list-item>
                  <text:p text:style-name="P58">校验值<text:span text:style-name="T7">2</text:span></text:p>
                </text:list-item>
              </text:list>
              <text:p text:style-name="P58">校验范围：数据域</text:p>
              <text:p text:style-name="P64">如果数据长度为<text:span text:style-name="T39">0，校验值2则省略。</text:span></text:p>
              <text:p text:style-name="P58">方式一：采用<text:bookmark-ref text:reference-format="text" text:ref-name="__RefHeading___Toc244_289654308">CRC-16</text:bookmark-ref>进行校验</text:p>
              <text:p text:style-name="P58">方式二：采用累加和进行校验</text:p>
              <text:p text:style-name="P63">考虑到单片机实现复杂度，目前采用方式二。</text:p>
            </text:list-header>
            <text:list-item>
              <text:p text:style-name="P71">节点收发流程</text:p>
              <text:list>
                <text:list-item>
                  <text:p text:style-name="P53"><text:bookmark-start text:name="__RefNumPara__937_1752356698"/>普通节点<text:bookmark-end text:name="__RefNumPara__937_1752356698"/></text:p>
                </text:list-item>
              </text:list>
              <text:p text:style-name="P54"><text:span text:style-name="T29">如果发现帧头</text:span><text:span text:style-name="T31">（0x</text:span><text:span text:style-name="T30">5555</text:span><text:span text:style-name="T31">），</text:span>接收至校验值<text:span text:style-name="T21">1。</text:span></text:p>
              <text:p text:style-name="P55">如果校验值<text:span text:style-name="T22">1验证</text:span>错误<text:span text:style-name="T21">，在接收到的字节中及其后字节中继续接收帧头检测。</text:span></text:p>
              <text:p text:style-name="P73">如果校验值1验证通过，按照数据长度进行数据域和校验值2的接收。</text:p>
              <text:p text:style-name="P56">如果校验值<text:span text:style-name="T22">2验证错误，在接收到的字节中及其后字节中继续接收帧头检测。</text:span></text:p>
              <text:p text:style-name="P74">如果校验值2验证通过，</text:p>
            </text:list-item>
          </text:list>
        </text:list-item>
      </text:list>
      <text:list xml:id="list1985717010281554750" text:style-name="L7">
        <text:list-item>
          <text:list>
            <text:list-item>
              <text:p text:style-name="P78">如果接收到的帧序号大于自己的帧序号变量或者收到帧序号<text:span text:style-name="T42">0</text:span>，就进行更新</text:p>
            </text:list-item>
            <text:list-item>
              <text:p text:style-name="P76">比较目的节点地址是否与本节点地址相同</text:p>
            </text:list-item>
          </text:list>
        </text:list-item>
      </text:list>
      <text:list xml:id="list162013342712939" text:continue-list="list162013169681899" text:style-name="L5">
        <text:list-item>
          <text:list>
            <text:list-header>
              <text:p text:style-name="P75">如果不同，丢弃本帧<text:span text:style-name="T32">；</text:span>如果相同，比较帧序号是否<text:span text:style-name="T32">与上次正常接收到的帧序号相同。</text:span></text:p>
              <text:p text:style-name="P75">如果相同<text:span text:style-name="T32">，丢弃本帧；</text:span>如果<text:span text:style-name="T32">不</text:span>同<text:span text:style-name="T32">，</text:span>进行数据域解析。</text:p>
            </text:list-header>
          </text:list>
        </text:list-item>
      </text:list>
      <text:list xml:id="list3399055934326974594" text:style-name="L8">
        <text:list-item>
          <text:list>
            <text:list-item>
              <text:list>
                <text:list-item>
                  <text:p text:style-name="P77">如果目的节点地址为<text:span text:style-name="T44">0（广播指令）, 必须进行数据域解析。</text:span></text:p>
                </text:list-item>
              </text:list>
            </text:list-item>
          </text:list>
        </text:list-item>
      </text:list>
      <text:list xml:id="list162014344215224" text:continue-list="list162013342712939" text:style-name="L5">
        <text:list-item>
          <text:list>
            <text:list-item>
              <text:list>
                <text:list-item>
                  <text:p text:style-name="P53">数据域解析</text:p>
                </text:list-item>
              </text:list>
              <text:p text:style-name="P53"><text:soft-page-break/>严格按照<text:bookmark-ref text:reference-format="number-no-superior" text:ref-name="__RefNumPara__1422_564857131">3.5</text:bookmark-ref>进行数据域解析<text:span text:style-name="T23">。如果解析结果与本协议不符，丢弃本帧，反馈负应答给发送节点，继续接收帧头检测。</text:span></text:p>
            </text:list-item>
          </text:list>
        </text:list-item>
      </text:list>
      <text:p text:style-name="P5"><text:tab/><text:tab/> <text:s text:c="2"/>如果解析结果与本协议一致<text:span text:style-name="T24">，指令执行，反馈正应答或者数据帧给源节点，继续接收帧头检测。</text:span></text:p>
      <text:list xml:id="list162014496655319" text:continue-numbering="true" text:style-name="L5">
        <text:list-item>
          <text:list>
            <text:list-item>
              <text:list>
                <text:list-item>
                  <text:p text:style-name="P65">应答</text:p>
                </text:list-item>
              </text:list>
              <text:p text:style-name="P65">节点进行应答<text:span text:style-name="T35">的时候需要把帧序号+1。</text:span></text:p>
              <text:list text:continue-numbering="true">
                <text:list-item>
                  <text:p text:style-name="P65">中继节点</text:p>
                </text:list-item>
              </text:list>
              <text:p text:style-name="P66">当目的地址与中继节点地址一致的时候，接收流程与普通节点是一样的。需要特别注意的是中继转发流程，此时目的地址与本节点地址不一致。<text:span text:style-name="T15">中继不改变帧序号</text:span>。</text:p>
              <text:list>
                <text:list-item>
                  <text:list>
                    <text:list-item text:start-value="1">
                      <text:p text:style-name="P67">基于帧序号的中继</text:p>
                    </text:list-item>
                  </text:list>
                  <text:p text:style-name="P68">优点：相对简单，减少不必要的中继转发。支持点对点通讯<text:span text:style-name="T34">，一对多广播（无应答）。</text:span></text:p>
                  <text:p text:style-name="P67">缺点：不支持多对一应答<text:span text:style-name="T34">。</text:span></text:p>
                  <text:p text:style-name="P67">工作方式：</text:p>
                  <text:p text:style-name="P67">每个节点必须保存一个帧序号变量。如果接收<text:span text:style-name="T35">到帧序号大于上次正常接收/应答的帧序号，就进行帧转发。否则，认为是已中继帧，进行丢弃。</text:span></text:p>
                  <text:list text:continue-numbering="true">
                    <text:list-item>
                      <text:p text:style-name="P67">帧序号溢出处理</text:p>
                    </text:list-item>
                  </text:list>
                </text:list-item>
              </text:list>
              <text:p text:style-name="P69">帧序号有效范围：1 ～ 255。帧序号0为特殊序号，用于全网络帧序号复位。</text:p>
              <text:p text:style-name="P70">当接收到序号为<text:span text:style-name="T40">0的帧，并且自己的帧序号变量非0的时候，</text:span>普通节点应更新帧序号变量为<text:span text:style-name="T41">0，中继节点</text:span>应更新帧序号变量为<text:span text:style-name="T41">0并且进行帧转发。</text:span></text:p>
            </text:list-item>
          </text:list>
        </text:list-item>
      </text:list>
      <text:h text:style-name="Heading_20_1" text:outline-level="1"><text:bookmark-start text:name="__RefHeading___Toc240_289654308"/>协议在智能路灯上的具体应用<text:bookmark-end text:name="__RefHeading___Toc240_289654308"/></text:h>
      <text:list xml:id="list1840771684775915934" text:style-name="L9">
        <text:list-item>
          <text:list>
            <text:list-item>
              <text:p text:style-name="P79">E32配置</text:p>
            </text:list-item>
          </text:list>
          <text:p text:style-name="P80">基于<text:span text:style-name="T15">E32-TTL-100 </text:span><text:span text:style-name="T8">的无线串口，采用透明传输模式，</text:span><text:span text:style-name="T10">即</text:span><text:span text:style-name="T8">所有节点采用相同的信道</text:span><text:span text:style-name="T10">和相同</text:span><text:span text:style-name="T8">的</text:span><text:span text:style-name="T10">E32</text:span><text:span text:style-name="T8">地址进行通信。任何一个节点发送</text:span><text:span text:style-name="T10">的</text:span><text:span text:style-name="T8">数据</text:span><text:span text:style-name="T10">，在通讯范围内的所有节点都可以接收到，即广播通讯。</text:span></text:p>
          <text:p text:style-name="P80"><text:span text:style-name="T9">通讯信道</text:span><text:span text:style-name="T10">，根据安装现场无线状况决定，全网一致。</text:span></text:p>
          <text:p text:style-name="P81">通讯地址，该地址不同于协议中的逻辑地址，即E32配置中设定的地址，全网一致。</text:p>
          <text:p text:style-name="P82">FEC，使能以提高通讯可靠性。</text:p>
          <text:p text:style-name="P82">物理串口，9600bps，8N1。</text:p>
          <text:p text:style-name="P82">空中串口，<text:span text:style-name="T44">96</text:span>00bps，以提高通讯距离和可靠性。</text:p>
          <text:list text:continue-numbering="true">
            <text:list-item>
              <text:p text:style-name="P83">节点生产串号</text:p>
            </text:list-item>
          </text:list>
          <text:p text:style-name="P83">每个智能路灯节点应该有一个唯一的生产串号<text:span text:style-name="T11">。该串号应该在生产线上唯一确定，并且烧写入节点控制模块。</text:span></text:p>
        </text:list-item>
      </text:list>
      <text:list xml:id="list6087173113125051420" text:style-name="L10">
        <text:list-header>
          <text:p text:style-name="P86"><text:soft-page-break/><text:span text:style-name="T15">目前定义为</text:span><text:span text:style-name="T17">6</text:span><text:span text:style-name="T15">个字节长度。</text:span></text:p>
        </text:list-header>
      </text:list>
      <text:list xml:id="list162012802948219" text:continue-list="list1840771684775915934" text:style-name="L9">
        <text:list-item>
          <text:list>
            <text:list-item>
              <text:p text:style-name="P83">安装配置过程</text:p>
            </text:list-item>
          </text:list>
          <text:p text:style-name="P84">智能路灯安装结束<text:span text:style-name="T37">后，通常需要人工统计所安装的路灯串号，编排对应逻辑地址，生成配置文件供集中控制节点使用。逻辑地址与串号一一对应，必须保证全网唯一。</text:span></text:p>
          <text:list text:continue-numbering="true">
            <text:list-item>
              <text:p text:style-name="P84">配置文件格式</text:p>
            </text:list-item>
          </text:list>
          <text:p text:style-name="P84">配置文件基于<text:a xlink:type="simple" xlink:href="http://json.org/json-zh.html" text:style-name="Internet_20_link" text:visited-style-name="Visited_20_Internet_20_Link"><text:span text:style-name="T42">JSON通用文件格式</text:span></text:a><text:span text:style-name="T42">，以文件名后缀“.json”结尾。以串号为KEY，以逻辑地址为VALUE。以下是示例：</text:span></text:p>
          <text:p text:style-name="P87">{</text:p>
          <text:p text:style-name="P87">“DUT1-20170416” ：1，</text:p>
          <text:p text:style-name="P87">“DUT2-20170416” ：2，</text:p>
          <text:p text:style-name="P87">“DUT3-20170416” ：3，</text:p>
          <text:p text:style-name="P87">“DUT4-20170416” ：4，</text:p>
          <text:p text:style-name="P87">}</text:p>
          <text:p text:style-name="P88"/>
          <text:list text:continue-numbering="true">
            <text:list-item>
              <text:p text:style-name="P85"><text:bookmark-start text:name="__RefNumPara__1422_564857131"/>该协议支持的所有应用数据标记和值的列表<text:bookmark-end text:name="__RefNumPara__1422_564857131"/></text:p>
            </text:list-item>
          </text:list>
        </text:list-item>
      </text:list>
      <table:table table:name="标记和值列表" table:style-name="标记和值列表">
        <table:table-column table:style-name="标记和值列表.A" table:number-columns-repeated="2"/>
        <table:table-column table:style-name="标记和值列表.C"/>
        <table:table-column table:style-name="标记和值列表.D"/>
        <table:table-column table:style-name="标记和值列表.E"/>
        <table:table-header-rows>
          <table:table-row>
            <table:table-cell table:style-name="标记和值列表.A1" office:value-type="string">
              <text:p text:style-name="P40">名称</text:p>
            </table:table-cell>
            <table:table-cell table:style-name="标记和值列表.A1" office:value-type="string">
              <text:p text:style-name="P40">标记（<text:span text:style-name="T13">1字节）</text:span></text:p>
            </table:table-cell>
            <table:table-cell table:style-name="标记和值列表.A1" office:value-type="string">
              <text:p text:style-name="P40">值（变长）</text:p>
            </table:table-cell>
            <table:table-cell table:style-name="标记和值列表.A1" office:value-type="string">
              <text:p text:style-name="P41">总长度（字节）</text:p>
            </table:table-cell>
            <table:table-cell table:style-name="标记和值列表.E1" office:value-type="string">
              <text:p text:style-name="P40">描述</text:p>
            </table:table-cell>
          </table:table-row>
        </table:table-header-rows>
        <table:table-row>
          <table:table-cell table:style-name="标记和值列表.A2" office:value-type="string">
            <text:p text:style-name="P11">正应答</text:p>
          </table:table-cell>
          <table:table-cell table:style-name="标记和值列表.A2" office:value-type="string">
            <text:p text:style-name="P14">1</text:p>
          </table:table-cell>
          <table:table-cell table:style-name="标记和值列表.A2" office:value-type="string">
            <text:p text:style-name="P18">空</text:p>
          </table:table-cell>
          <table:table-cell table:style-name="标记和值列表.A2" office:value-type="string">
            <text:p text:style-name="P19">1</text:p>
          </table:table-cell>
          <table:table-cell table:style-name="标记和值列表.E2" office:value-type="string">
            <text:p text:style-name="P26">适用于任何节点</text:p>
          </table:table-cell>
        </table:table-row>
        <table:table-row>
          <table:table-cell table:style-name="标记和值列表.A2" office:value-type="string">
            <text:p text:style-name="P11">负应答</text:p>
          </table:table-cell>
          <table:table-cell table:style-name="标记和值列表.A2" office:value-type="string">
            <text:p text:style-name="P14">2</text:p>
          </table:table-cell>
          <table:table-cell table:style-name="标记和值列表.A2" office:value-type="string">
            <text:p text:style-name="P23">X</text:p>
          </table:table-cell>
          <table:table-cell table:style-name="标记和值列表.A2" office:value-type="string">
            <text:p text:style-name="P19">2</text:p>
          </table:table-cell>
          <table:table-cell table:style-name="标记和值列表.E2" office:value-type="string">
            <text:p text:style-name="P15">适用于任何节点</text:p>
            <text:p text:style-name="P15"><text:span text:style-name="T13">X=</text:span>1：校验值</text:p>
          </table:table-cell>
        </table:table-row>
        <table:table-row>
          <table:table-cell table:style-name="标记和值列表.A2" office:value-type="string">
            <text:p text:style-name="P11">查询</text:p>
          </table:table-cell>
          <table:table-cell table:style-name="标记和值列表.A2" office:value-type="string">
            <text:p text:style-name="P17">3</text:p>
          </table:table-cell>
          <table:table-cell table:style-name="标记和值列表.A2" office:value-type="string">
            <text:p text:style-name="P17">空</text:p>
          </table:table-cell>
          <table:table-cell table:style-name="标记和值列表.A2" office:value-type="string">
            <text:p text:style-name="P19">1</text:p>
          </table:table-cell>
          <table:table-cell table:style-name="标记和值列表.E2" office:value-type="string">
            <text:p text:style-name="P16">仅限于集控节点发送</text:p>
            <text:p text:style-name="P16">用于查询其他节点是否可以正常通信。</text:p>
          </table:table-cell>
        </table:table-row>
        <table:table-row>
          <table:table-cell table:style-name="标记和值列表.A2" office:value-type="string">
            <text:p text:style-name="P11">查询应答</text:p>
          </table:table-cell>
          <table:table-cell table:style-name="标记和值列表.A2" office:value-type="string">
            <text:p text:style-name="P19">4</text:p>
          </table:table-cell>
          <table:table-cell table:style-name="标记和值列表.A2" office:value-type="string">
            <text:p text:style-name="P20">串号</text:p>
          </table:table-cell>
          <table:table-cell table:style-name="标记和值列表.A2" office:value-type="string">
            <text:p text:style-name="P33">5</text:p>
          </table:table-cell>
          <table:table-cell table:style-name="标记和值列表.E2" office:value-type="string">
            <text:p text:style-name="P21">节点接收到查询数据包的时候应该返回本节点的状态信息<text:span text:style-name="T49">。1字节。</text:span></text:p>
          </table:table-cell>
        </table:table-row>
        <table:table-row>
          <table:table-cell table:style-name="标记和值列表.A2" office:value-type="string">
            <text:p text:style-name="P11">灯具控制</text:p>
          </table:table-cell>
          <table:table-cell table:style-name="标记和值列表.A2" office:value-type="string">
            <text:p text:style-name="P22">5</text:p>
          </table:table-cell>
          <table:table-cell table:style-name="标记和值列表.A2" office:value-type="string">
            <text:p text:style-name="P23">XYZ</text:p>
          </table:table-cell>
          <table:table-cell table:style-name="标记和值列表.A2" office:value-type="string">
            <text:p text:style-name="P111">4</text:p>
          </table:table-cell>
          <table:table-cell table:style-name="标记和值列表.E2" office:value-type="string">
            <text:p text:style-name="P16">仅限于集控节点发送<text:span text:style-name="T23">，希望正应答。</text:span></text:p>
            <text:p text:style-name="P101">X：1字节，电源控制 <text:span text:style-name="T49">(</text:span></text:p>
            <text:p text:style-name="P101"><text:span text:style-name="T49">00 全关，</text:span></text:p>
            <text:p text:style-name="P101"><text:span text:style-name="T49">01 开第一路, </text:span></text:p>
            <text:p text:style-name="P101"><text:span text:style-name="T49">02 开第二路，</text:span></text:p>
            <text:p text:style-name="P101"><text:span text:style-name="T49">03 全开)</text:span></text:p>
            <text:p text:style-name="P24">Y：调光<text:span text:style-name="T14">1，1</text:span>字节 <text:span text:style-name="T49">（00 低，FF高）</text:span></text:p>
            <text:p text:style-name="P100">Z：调光<text:span text:style-name="T14">2，1</text:span>字节<text:span text:style-name="T49">（00 低，FF高）</text:span></text:p>
          </table:table-cell>
        </table:table-row>
        <table:table-row>
          <table:table-cell table:style-name="标记和值列表.A2" office:value-type="string">
            <text:p text:style-name="P25">电能检测查询<text:span text:style-name="T45">1</text:span></text:p>
          </table:table-cell>
          <table:table-cell table:style-name="标记和值列表.A2" office:value-type="string">
            <text:p text:style-name="P25">6</text:p>
          </table:table-cell>
          <table:table-cell table:style-name="标记和值列表.A2" office:value-type="string">
            <text:p text:style-name="P23">空</text:p>
          </table:table-cell>
          <table:table-cell table:style-name="标记和值列表.A2" office:value-type="string">
            <text:p text:style-name="P25">1</text:p>
          </table:table-cell>
          <table:table-cell table:style-name="标记和值列表.E2" office:value-type="string">
            <text:p text:style-name="P16">仅限于集控节点发送</text:p>
          </table:table-cell>
        </table:table-row>
        <text:soft-page-break/>
        <table:table-row>
          <table:table-cell table:style-name="标记和值列表.A2" office:value-type="string">
            <text:p text:style-name="P25">电能检测应答<text:span text:style-name="T45">1</text:span></text:p>
          </table:table-cell>
          <table:table-cell table:style-name="标记和值列表.A2" office:value-type="string">
            <text:p text:style-name="P25">7</text:p>
          </table:table-cell>
          <table:table-cell table:style-name="标记和值列表.A2" office:value-type="string">
            <text:p text:style-name="P25">ABCD</text:p>
          </table:table-cell>
          <table:table-cell table:style-name="标记和值列表.A2" office:value-type="string">
            <text:p text:style-name="P107">17</text:p>
          </table:table-cell>
          <table:table-cell table:style-name="标记和值列表.E2" office:value-type="string">
            <text:p text:style-name="P27"><text:span text:style-name="T45">4</text:span>类数据，每类4个字节，高字节在前</text:p>
            <text:p text:style-name="P27">A：电压</text:p>
            <text:p text:style-name="P27">B：电流</text:p>
            <text:p text:style-name="P27">C：功率</text:p>
            <text:p text:style-name="P27">D：总电能</text:p>
          </table:table-cell>
        </table:table-row>
        <table:table-row>
          <table:table-cell table:style-name="标记和值列表.A2" office:value-type="string">
            <text:p text:style-name="P25">电能检测查询<text:span text:style-name="T45">2</text:span></text:p>
          </table:table-cell>
          <table:table-cell table:style-name="标记和值列表.A2" office:value-type="string">
            <text:p text:style-name="P104">8</text:p>
          </table:table-cell>
          <table:table-cell table:style-name="标记和值列表.A2" office:value-type="string">
            <text:p text:style-name="P23">空</text:p>
          </table:table-cell>
          <table:table-cell table:style-name="标记和值列表.A2" office:value-type="string">
            <text:p text:style-name="P25">1</text:p>
          </table:table-cell>
          <table:table-cell table:style-name="标记和值列表.E2" office:value-type="string">
            <text:p text:style-name="P16">仅限于集控节点发送</text:p>
          </table:table-cell>
        </table:table-row>
        <table:table-row>
          <table:table-cell table:style-name="标记和值列表.A2" office:value-type="string">
            <text:p text:style-name="P25">电能检测应答<text:span text:style-name="T45">2</text:span></text:p>
          </table:table-cell>
          <table:table-cell table:style-name="标记和值列表.A2" office:value-type="string">
            <text:p text:style-name="P104">9</text:p>
          </table:table-cell>
          <table:table-cell table:style-name="标记和值列表.A2" office:value-type="string">
            <text:p text:style-name="P25">EFGH</text:p>
          </table:table-cell>
          <table:table-cell table:style-name="标记和值列表.A2" office:value-type="string">
            <text:p text:style-name="P105">17</text:p>
          </table:table-cell>
          <table:table-cell table:style-name="标记和值列表.E2" office:value-type="string">
            <text:p text:style-name="P27"><text:span text:style-name="T46">4</text:span>类数据，每类4个字节，高字节在前</text:p>
            <text:p text:style-name="P27">E：功率因数</text:p>
            <text:p text:style-name="P27">F：二氧化碳排量</text:p>
            <text:p text:style-name="P27">G：温度</text:p>
            <text:p text:style-name="P27">H：频率</text:p>
          </table:table-cell>
        </table:table-row>
        <table:table-row>
          <table:table-cell table:style-name="标记和值列表.A2" office:value-type="string">
            <text:p text:style-name="P25">环境检测查询</text:p>
          </table:table-cell>
          <table:table-cell table:style-name="标记和值列表.A2" office:value-type="string">
            <text:p text:style-name="P106">1<text:span text:style-name="T47">0</text:span></text:p>
          </table:table-cell>
          <table:table-cell table:style-name="标记和值列表.A2" office:value-type="string">
            <text:p text:style-name="P108">空</text:p>
          </table:table-cell>
          <table:table-cell table:style-name="标记和值列表.A2" office:value-type="string">
            <text:p text:style-name="P108">1</text:p>
          </table:table-cell>
          <table:table-cell table:style-name="标记和值列表.E2" office:value-type="string">
            <text:p text:style-name="P103">仅限于集控节点发送</text:p>
          </table:table-cell>
        </table:table-row>
        <table:table-row>
          <table:table-cell table:style-name="标记和值列表.A2" office:value-type="string">
            <text:p text:style-name="P25">环境检测应答</text:p>
          </table:table-cell>
          <table:table-cell table:style-name="标记和值列表.A2" office:value-type="string">
            <text:p text:style-name="P106">1<text:span text:style-name="T47">1</text:span></text:p>
          </table:table-cell>
          <table:table-cell table:style-name="标记和值列表.A2" office:value-type="string">
            <text:p text:style-name="P97">ABCDEFG</text:p>
          </table:table-cell>
          <table:table-cell table:style-name="标记和值列表.A2" office:value-type="string">
            <text:p text:style-name="P110">17</text:p>
          </table:table-cell>
          <table:table-cell table:style-name="标记和值列表.E2" office:value-type="string">
            <text:p text:style-name="P109"><text:span text:style-name="T48">6</text:span>类数据，每类<text:span text:style-name="T20">2个字节，</text:span>保留<text:span text:style-name="T48">4</text:span>个字节，高字节在前</text:p>
            <text:p text:style-name="P109">A：PM2.5</text:p>
            <text:p text:style-name="P109">B：PM10</text:p>
            <text:p text:style-name="P109">C：温度</text:p>
            <text:p text:style-name="P109">D：湿度</text:p>
            <text:p text:style-name="P109">E：甲醛</text:p>
            <text:p text:style-name="P109">F：TVOC</text:p>
            <text:p text:style-name="P109"><text:span text:style-name="T48">G</text:span>：保留，<text:span text:style-name="T48">4</text:span>字节，填0</text:p>
          </table:table-cell>
        </table:table-row>
      </table:table>
      <text:h text:style-name="P90" text:outline-level="1"><text:bookmark-start text:name="__RefHeading___Toc350_289654308"/>附录<text:bookmark-end text:name="__RefHeading___Toc350_289654308"/></text:h>
      <text:h text:style-name="P112" text:outline-level="2"><text:bookmark-start text:name="__RefHeading___Toc244_289654308"/>CRC-16<text:bookmark-end text:name="__RefHeading___Toc244_289654308"/></text:h>
      <text:list xml:id="list307453342478292967" text:style-name="L11">
        <text:list-item>
          <text:p text:style-name="P89">简介和计算工具</text:p>
          <text:p text:style-name="P89"><text:a xlink:type="simple" xlink:href="https://www.lammertbies.nl/comm/info/crc-calculation.html" text:style-name="Internet_20_link" text:visited-style-name="Visited_20_Internet_20_Link">https://www.lammertbies.nl/comm/info/crc-calculation.html</text:a></text:p>
        </text:list-item>
        <text:list-item>
          <text:p text:style-name="P89">具体问答</text:p>
          <text:p text:style-name="P89"><text:a xlink:type="simple" xlink:href="http://stackoverflow.com/questions/10564491/function-to-calculate-a-crc16-checksum" text:style-name="Internet_20_link" text:visited-style-name="Visited_20_Internet_20_Link">http://stackoverflow.com/questions/10564491/function-to-calculate-a-crc16-checksum</text:a></text:p>
          <text:p text:style-name="P89"/>
        </text:list-item>
      </text:list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1abd8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ne_20_numbering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2:39:00.649410356</meta:creation-date>
    <dc:date>2017-05-13T16:20:12.312747969</dc:date>
    <meta:editing-duration>PT9H59M24S</meta:editing-duration>
    <meta:editing-cycles>74</meta:editing-cycles>
    <meta:generator>LibreOffice/5.2.6.2$Linux_X86_64 LibreOffice_project/20m0$Build-2</meta:generator>
    <meta:document-statistic meta:table-count="6" meta:image-count="0" meta:object-count="0" meta:page-count="8" meta:paragraph-count="261" meta:word-count="3048" meta:character-count="3607" meta:non-whitespace-character-count="3543"/>
  </office:meta>
</office:document-meta>
</file>